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ho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zomb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trad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gobli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ogr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agic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pel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4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5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inotau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wolfma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impact_spla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pain_soun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alien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reath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ble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ble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p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p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owl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cream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cream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der_0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100-cc0-sfx</text:p>
          </table:table-cell>
        </table:table-row>
        <table:table-row table:style-name="ro1">
          <table:table-cell/>
          <table:table-cell office:value-type="string" calcext:value-type="string">
            <text:p>spider_0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100-cc0-sfx</text:p>
          </table:table-cell>
        </table:table-row>
        <table:table-row table:style-name="ro1">
          <table:table-cell/>
          <table:table-cell office:value-type="string" calcext:value-type="string">
            <text:p>ghos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runt_sound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yell_sound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onst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monst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  <table:table-row table:style-name="ro1">
          <table:table-cell/>
          <table:table-cell office:value-type="string" calcext:value-type="string">
            <text:p>pain_de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small-pest-aliencrea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00/00/00</text:date>, <text:time style:data-style-name="N2" text:time-value="10:40:58.520864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2-06T23:35:54.904908606</meta:creation-date>
    <meta:generator>LibreOffice/7.0.4.2$Linux_X86_64 LibreOffice_project/00$Build-2</meta:generator>
    <dc:date>2021-11-17T10:46:48.366103232</dc:date>
    <meta:editing-duration>P1DT2H18M17S</meta:editing-duration>
    <meta:editing-cycles>49</meta:editing-cycles>
    <meta:document-statistic meta:table-count="1" meta:cell-count="1250" meta:object-count="0"/>
  </office:meta>
</office:document-meta>
</file>